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12.894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8; LearningRate = 0.999999999999999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table:number-columns-repeated="2" office:value-type="float" office:value="0">
            <text:p>0</text:p>
          </table:table-cell>
          <table:table-cell office:value-type="float" office:value="37.5">
            <text:p>37.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28.7494">
            <text:p>28.7494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30">
            <text:p>30</text:p>
          </table:table-cell>
          <table:table-cell table:formula="of:=AVERAGE([.EW3:.EX3])" office:value-type="float" office:value="29.3747">
            <text:p>29.37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37">
            <text:p>37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67">
            <text:p>67</text:p>
          </table:table-cell>
          <table:table-cell table:formula="of:=AVERAGE([.EW4:.EX4])" office:value-type="float" office:value="52">
            <text:p>5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0.83">
            <text:p>20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77.2498">
            <text:p>77.2498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86">
            <text:p>86</text:p>
          </table:table-cell>
          <table:table-cell table:formula="of:=AVERAGE([.EW5:.EX5])" office:value-type="float" office:value="81.6249">
            <text:p>81.624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87.0002">
            <text:p>87.0002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86">
            <text:p>86</text:p>
          </table:table-cell>
          <table:table-cell table:formula="of:=AVERAGE([.EW6:.EX6])" office:value-type="float" office:value="86.5001">
            <text:p>86.50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78.2496">
            <text:p>78.2496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70">
            <text:p>70</text:p>
          </table:table-cell>
          <table:table-cell table:formula="of:=AVERAGE([.EW7:.EX7])" office:value-type="float" office:value="74.1248">
            <text:p>74.12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66.333">
            <text:p>66.333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62">
            <text:p>62</text:p>
          </table:table-cell>
          <table:table-cell table:formula="of:=AVERAGE([.EW8:.EX8])" office:value-type="float" office:value="64.1665">
            <text:p>64.166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57.4998">
            <text:p>57.4998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56">
            <text:p>56</text:p>
          </table:table-cell>
          <table:table-cell table:formula="of:=AVERAGE([.EW9:.EX9])" office:value-type="float" office:value="56.7499">
            <text:p>56.749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53.1668">
            <text:p>53.1668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51">
            <text:p>51</text:p>
          </table:table-cell>
          <table:table-cell table:formula="of:=AVERAGE([.EW10:.EX10])" office:value-type="float" office:value="52.0834">
            <text:p>52.083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50.1668">
            <text:p>50.1668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49">
            <text:p>49</text:p>
          </table:table-cell>
          <table:table-cell table:formula="of:=AVERAGE([.EW11:.EX11])" office:value-type="float" office:value="49.5834">
            <text:p>49.583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49.2498">
            <text:p>49.2498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49">
            <text:p>49</text:p>
          </table:table-cell>
          <table:table-cell table:formula="of:=AVERAGE([.EW12:.EX12])" office:value-type="float" office:value="49.1249">
            <text:p>49.12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49">
            <text:p>49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47">
            <text:p>47</text:p>
          </table:table-cell>
          <table:table-cell table:formula="of:=AVERAGE([.EW13:.EX13])" office:value-type="float" office:value="48">
            <text:p>4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49.0836">
            <text:p>49.0836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51">
            <text:p>51</text:p>
          </table:table-cell>
          <table:table-cell table:formula="of:=AVERAGE([.EW14:.EX14])" office:value-type="float" office:value="50.0418">
            <text:p>50.04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49.833">
            <text:p>49.833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50">
            <text:p>50</text:p>
          </table:table-cell>
          <table:table-cell table:formula="of:=AVERAGE([.EW15:.EX15])" office:value-type="float" office:value="49.9165">
            <text:p>49.91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49.4164">
            <text:p>49.4164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47">
            <text:p>47</text:p>
          </table:table-cell>
          <table:table-cell table:formula="of:=AVERAGE([.EW16:.EX16])" office:value-type="float" office:value="48.2082">
            <text:p>48.208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47">
            <text:p>47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47">
            <text:p>47</text:p>
          </table:table-cell>
          <table:table-cell table:formula="of:=AVERAGE([.EW17:.EX17])" office:value-type="float" office:value="47">
            <text:p>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45.6672">
            <text:p>45.6672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42">
            <text:p>42</text:p>
          </table:table-cell>
          <table:table-cell table:formula="of:=AVERAGE([.EW18:.EX18])" office:value-type="float" office:value="43.8336">
            <text:p>43.83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43.4168">
            <text:p>43.4168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42">
            <text:p>42</text:p>
          </table:table-cell>
          <table:table-cell table:formula="of:=AVERAGE([.EW19:.EX19])" office:value-type="float" office:value="42.7084">
            <text:p>42.70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42.1666">
            <text:p>42.1666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42">
            <text:p>42</text:p>
          </table:table-cell>
          <table:table-cell table:formula="of:=AVERAGE([.EW20:.EX20])" office:value-type="float" office:value="42.0833">
            <text:p>42.08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43.1666">
            <text:p>43.1666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42">
            <text:p>42</text:p>
          </table:table-cell>
          <table:table-cell table:formula="of:=AVERAGE([.EW21:.EX21])" office:value-type="float" office:value="42.5833">
            <text:p>42.58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42.7502">
            <text:p>42.7502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42">
            <text:p>42</text:p>
          </table:table-cell>
          <table:table-cell table:formula="of:=AVERAGE([.EW22:.EX22])" office:value-type="float" office:value="42.3751">
            <text:p>42.375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40.8332">
            <text:p>40.8332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42">
            <text:p>42</text:p>
          </table:table-cell>
          <table:table-cell table:formula="of:=AVERAGE([.EW23:.EX23])" office:value-type="float" office:value="41.4166">
            <text:p>41.416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41.8334">
            <text:p>41.8334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40">
            <text:p>40</text:p>
          </table:table-cell>
          <table:table-cell table:formula="of:=AVERAGE([.EW24:.EX24])" office:value-type="float" office:value="40.9167">
            <text:p>40.91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40.9166">
            <text:p>40.9166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38">
            <text:p>38</text:p>
          </table:table-cell>
          <table:table-cell table:formula="of:=AVERAGE([.EW25:.EX25])" office:value-type="float" office:value="39.4583">
            <text:p>39.458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38.1666">
            <text:p>38.1666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37">
            <text:p>37</text:p>
          </table:table-cell>
          <table:table-cell table:formula="of:=AVERAGE([.EW26:.EX26])" office:value-type="float" office:value="37.5833">
            <text:p>37.58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39.4166">
            <text:p>39.4166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40">
            <text:p>40</text:p>
          </table:table-cell>
          <table:table-cell table:formula="of:=AVERAGE([.EW27:.EX27])" office:value-type="float" office:value="39.7083">
            <text:p>39.70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42.3334">
            <text:p>42.3334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43">
            <text:p>43</text:p>
          </table:table-cell>
          <table:table-cell table:formula="of:=AVERAGE([.EW28:.EX28])" office:value-type="float" office:value="42.6667">
            <text:p>42.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40.4168">
            <text:p>40.4168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38">
            <text:p>38</text:p>
          </table:table-cell>
          <table:table-cell table:formula="of:=AVERAGE([.EW29:.EX29])" office:value-type="float" office:value="39.2084">
            <text:p>39.208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38.6666">
            <text:p>38.6666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37">
            <text:p>37</text:p>
          </table:table-cell>
          <table:table-cell table:formula="of:=AVERAGE([.EW30:.EX30])" office:value-type="float" office:value="37.8333">
            <text:p>37.83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35.833">
            <text:p>35.833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35">
            <text:p>35</text:p>
          </table:table-cell>
          <table:table-cell table:formula="of:=AVERAGE([.EW31:.EX31])" office:value-type="float" office:value="35.4165">
            <text:p>35.416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36.0002">
            <text:p>36.0002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37">
            <text:p>37</text:p>
          </table:table-cell>
          <table:table-cell table:formula="of:=AVERAGE([.EW32:.EX32])" office:value-type="float" office:value="36.5001">
            <text:p>36.50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4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2:48:06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